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paragraph-rsid="00219eee" style:font-size-asian="11pt" style:font-size-complex="11pt"/>
    </style:style>
    <style:style style:name="P2" style:family="paragraph" style:parent-style-name="Standard">
      <style:text-properties style:font-name="Ubuntu" fo:font-size="11pt" officeooo:rsid="000f07c5" officeooo:paragraph-rsid="00277a81" style:font-size-asian="11pt" style:font-size-complex="11pt"/>
    </style:style>
    <style:style style:name="P3" style:family="paragraph" style:parent-style-name="Standard" style:list-style-name="L1">
      <style:text-properties officeooo:paragraph-rsid="0015d964"/>
    </style:style>
    <style:style style:name="P4" style:family="paragraph" style:parent-style-name="Standard" style:list-style-name="L1">
      <style:text-properties officeooo:paragraph-rsid="003f67b6"/>
    </style:style>
    <style:style style:name="P5" style:family="paragraph" style:parent-style-name="Standard" style:list-style-name="L1">
      <style:text-properties officeooo:paragraph-rsid="0040f5c1"/>
    </style:style>
    <style:style style:name="P6" style:family="paragraph" style:parent-style-name="Standard" style:list-style-name="L1">
      <style:text-properties officeooo:paragraph-rsid="0030ffd2"/>
    </style:style>
    <style:style style:name="P7" style:family="paragraph" style:parent-style-name="Standard" style:list-style-name="L1">
      <style:paragraph-properties fo:text-align="center" style:justify-single-word="false"/>
      <style:text-properties fo:color="#355269" style:font-name="Ubuntu" fo:font-size="14pt" fo:font-weight="bold" officeooo:rsid="0022c85e" officeooo:paragraph-rsid="0030ffd2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Ubuntu" fo:font-size="11pt" officeooo:rsid="000b56a4" officeooo:paragraph-rsid="000b56a4" style:font-size-asian="11pt" style:font-size-complex="11pt"/>
    </style:style>
    <style:style style:name="P9" style:family="paragraph" style:parent-style-name="Standard" style:list-style-name="L1">
      <style:text-properties style:font-name="Ubuntu" fo:font-size="11pt" officeooo:rsid="000b56a4" officeooo:paragraph-rsid="0015d964" style:font-size-asian="11pt" style:font-size-complex="11pt"/>
    </style:style>
    <style:style style:name="P10" style:family="paragraph" style:parent-style-name="Standard" style:list-style-name="L1">
      <style:text-properties style:font-name="Ubuntu" fo:font-size="11pt" officeooo:paragraph-rsid="0015d964" style:font-size-asian="11pt" style:font-size-complex="11pt"/>
    </style:style>
    <style:style style:name="P11" style:family="paragraph" style:parent-style-name="Standard" style:list-style-name="L1">
      <style:text-properties style:font-name="Ubuntu" fo:font-size="11pt" officeooo:paragraph-rsid="0024eb7d" style:font-size-asian="11pt" style:font-size-complex="11pt"/>
    </style:style>
    <style:style style:name="P12" style:family="paragraph" style:parent-style-name="Standard" style:list-style-name="L1">
      <style:text-properties style:font-name="Ubuntu" fo:font-size="11pt" officeooo:paragraph-rsid="004a03c9" style:font-size-asian="11pt" style:font-size-complex="11pt"/>
    </style:style>
    <style:style style:name="P13" style:family="paragraph" style:parent-style-name="Standard" style:list-style-name="L1">
      <style:text-properties style:font-name="Ubuntu" fo:font-size="11pt" officeooo:paragraph-rsid="0030ffd2" style:font-size-asian="11pt" style:font-size-complex="11pt"/>
    </style:style>
    <style:style style:name="P14" style:family="paragraph" style:parent-style-name="Standard" style:list-style-name="L1">
      <style:text-properties style:font-name="Ubuntu" fo:font-size="11pt" officeooo:paragraph-rsid="004badc9" style:font-size-asian="11pt" style:font-size-complex="11pt"/>
    </style:style>
    <style:style style:name="P15" style:family="paragraph" style:parent-style-name="Standard" style:list-style-name="L1">
      <style:text-properties style:font-name="Ubuntu" fo:font-size="11pt" officeooo:rsid="000f07c5" officeooo:paragraph-rsid="0015d964" style:font-size-asian="11pt" style:font-size-complex="11pt"/>
    </style:style>
    <style:style style:name="P16" style:family="paragraph" style:parent-style-name="Standard" style:list-style-name="L1">
      <style:text-properties style:font-name="Ubuntu" fo:font-size="11pt" officeooo:rsid="000f07c5" officeooo:paragraph-rsid="0024eb7d" style:font-size-asian="11pt" style:font-size-complex="11pt"/>
    </style:style>
    <style:style style:name="P17" style:family="paragraph" style:parent-style-name="Standard" style:list-style-name="L1">
      <style:text-properties style:font-name="Ubuntu" fo:font-size="11pt" officeooo:rsid="000f07c5" officeooo:paragraph-rsid="00277a81" style:font-size-asian="11pt" style:font-size-complex="11pt"/>
    </style:style>
    <style:style style:name="P18" style:family="paragraph" style:parent-style-name="Standard" style:list-style-name="L1">
      <style:text-properties style:font-name="Ubuntu" fo:font-size="11pt" officeooo:rsid="000f07c5" officeooo:paragraph-rsid="0036e85f" style:font-size-asian="11pt" style:font-size-complex="11pt"/>
    </style:style>
    <style:style style:name="P19" style:family="paragraph" style:parent-style-name="Standard" style:list-style-name="L1">
      <style:text-properties style:font-name="Ubuntu" fo:font-size="11pt" officeooo:rsid="000f07c5" officeooo:paragraph-rsid="0030ffd2" style:font-size-asian="11pt" style:font-size-complex="11pt"/>
    </style:style>
    <style:style style:name="P20" style:family="paragraph" style:parent-style-name="Standard" style:list-style-name="L1">
      <style:text-properties style:font-name="Ubuntu" fo:font-size="11pt" officeooo:rsid="002c45ad" officeooo:paragraph-rsid="002c45ad" style:font-size-asian="11pt" style:font-size-complex="11pt"/>
    </style:style>
    <style:style style:name="P21" style:family="paragraph" style:parent-style-name="Standard" style:list-style-name="L1">
      <style:text-properties style:font-name="Ubuntu" fo:font-size="11pt" officeooo:rsid="00209d97" officeooo:paragraph-rsid="00209d97" style:font-size-asian="11pt" style:font-size-complex="11pt"/>
    </style:style>
    <style:style style:name="P22" style:family="paragraph" style:parent-style-name="Standard" style:list-style-name="L1">
      <style:text-properties style:font-name="Ubuntu" fo:font-size="11pt" officeooo:rsid="000b572f" officeooo:paragraph-rsid="000fbc50" style:font-size-asian="11pt" style:font-size-complex="11pt"/>
    </style:style>
    <style:style style:name="P23" style:family="paragraph" style:parent-style-name="Standard" style:list-style-name="L1">
      <style:text-properties style:font-name="Ubuntu" fo:font-size="11pt" officeooo:rsid="000b572f" officeooo:paragraph-rsid="00277a81" style:font-size-asian="11pt" style:font-size-complex="11pt"/>
    </style:style>
    <style:style style:name="P24" style:family="paragraph" style:parent-style-name="Standard" style:list-style-name="L1">
      <style:text-properties style:font-name="Ubuntu" fo:font-size="11pt" officeooo:rsid="000b572f" officeooo:paragraph-rsid="0030ffd2" style:font-size-asian="11pt" style:font-size-complex="11pt"/>
    </style:style>
    <style:style style:name="P25" style:family="paragraph" style:parent-style-name="Standard" style:list-style-name="L1">
      <style:text-properties style:font-name="Ubuntu" fo:font-size="11pt" officeooo:rsid="0018f95a" officeooo:paragraph-rsid="0018f95a" style:font-size-asian="11pt" style:font-size-complex="11pt"/>
    </style:style>
    <style:style style:name="P26" style:family="paragraph" style:parent-style-name="Standard" style:list-style-name="L1">
      <style:text-properties style:font-name="Ubuntu" fo:font-size="11pt" officeooo:rsid="0018f95a" officeooo:paragraph-rsid="003a898f" style:font-size-asian="11pt" style:font-size-complex="11pt"/>
    </style:style>
    <style:style style:name="P27" style:family="paragraph" style:parent-style-name="Standard" style:list-style-name="L1">
      <style:text-properties style:font-name="Ubuntu" fo:font-size="11pt" officeooo:rsid="001fe094" officeooo:paragraph-rsid="001fe094" style:font-size-asian="11pt" style:font-size-complex="11pt"/>
    </style:style>
    <style:style style:name="P28" style:family="paragraph" style:parent-style-name="Standard" style:list-style-name="L2">
      <style:text-properties style:font-name="Ubuntu" fo:font-size="11pt" officeooo:rsid="001fe094" officeooo:paragraph-rsid="00480f47" style:font-size-asian="11pt" style:font-size-complex="11pt"/>
    </style:style>
    <style:style style:name="P29" style:family="paragraph" style:parent-style-name="Standard" style:list-style-name="L2">
      <style:text-properties style:font-name="Ubuntu" fo:font-size="11pt" officeooo:paragraph-rsid="003a898f" style:font-size-asian="11pt" style:font-size-complex="11pt"/>
    </style:style>
    <style:style style:name="P30" style:family="paragraph" style:parent-style-name="Standard" style:list-style-name="L1">
      <style:text-properties style:font-name="Ubuntu" fo:font-size="11pt" officeooo:rsid="003c5cff" officeooo:paragraph-rsid="003c5cff" style:font-size-asian="11pt" style:font-size-complex="11pt"/>
    </style:style>
    <style:style style:name="P31" style:family="paragraph" style:parent-style-name="Standard" style:list-style-name="L1">
      <style:text-properties style:font-name="Ubuntu" fo:font-size="11pt" officeooo:rsid="00410d58" officeooo:paragraph-rsid="00410d58" style:font-size-asian="11pt" style:font-size-complex="11pt"/>
    </style:style>
    <style:style style:name="P32" style:family="paragraph" style:parent-style-name="Standard" style:list-style-name="L1">
      <style:text-properties style:font-name="Ubuntu" fo:font-size="11pt" officeooo:rsid="00219eee" officeooo:paragraph-rsid="0024eb7d" style:font-size-asian="11pt" style:font-size-complex="11pt"/>
    </style:style>
    <style:style style:name="P33" style:family="paragraph" style:parent-style-name="Standard" style:list-style-name="L1">
      <style:text-properties style:font-name="Ubuntu" fo:font-size="11pt" officeooo:rsid="002d76cb" officeooo:paragraph-rsid="002d76cb" style:font-size-asian="11pt" style:font-size-complex="11pt"/>
    </style:style>
    <style:style style:name="P34" style:family="paragraph" style:parent-style-name="Standard" style:list-style-name="L3">
      <style:text-properties style:font-name="Ubuntu" fo:font-size="11pt" officeooo:paragraph-rsid="002d76cb" style:font-size-asian="11pt" style:font-size-complex="11pt"/>
    </style:style>
    <style:style style:name="P35" style:family="paragraph" style:parent-style-name="Standard" style:list-style-name="L4">
      <style:text-properties style:font-name="Ubuntu" fo:font-size="11pt" officeooo:rsid="00144891" officeooo:paragraph-rsid="0030ffd2" style:font-size-asian="11pt" style:font-size-complex="11pt"/>
    </style:style>
    <style:style style:name="P36" style:family="paragraph" style:parent-style-name="Standard" style:list-style-name="L1">
      <style:text-properties style:font-name="Ubuntu" fo:font-size="11pt" fo:font-weight="bold" officeooo:paragraph-rsid="00219eee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color="#5b277d" style:font-name="Ubuntu" fo:font-size="11pt" fo:font-weight="bold" officeooo:rsid="000b56a4" officeooo:paragraph-rsid="000b56a4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color="#5b277d" style:font-name="Ubuntu" fo:font-size="11pt" fo:font-weight="bold" officeooo:rsid="000f07c5" officeooo:paragraph-rsid="0015d964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fo:color="#5b277d" style:font-name="Ubuntu" fo:font-size="11pt" fo:font-weight="bold" officeooo:rsid="000f07c5" officeooo:paragraph-rsid="0024eb7d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color="#5b277d" style:font-name="Ubuntu" fo:font-size="11pt" fo:font-weight="bold" officeooo:rsid="000f07c5" officeooo:paragraph-rsid="00277a81" style:font-size-asian="11pt" style:font-weight-asian="bold" style:font-size-complex="11pt" style:font-weight-complex="bold"/>
    </style:style>
    <style:style style:name="P41" style:family="paragraph" style:parent-style-name="Standard" style:list-style-name="L1">
      <style:text-properties fo:color="#5b277d" style:font-name="Ubuntu" fo:font-size="11pt" fo:font-weight="bold" officeooo:rsid="000f07c5" officeooo:paragraph-rsid="0030ffd2" style:font-size-asian="11pt" style:font-weight-asian="bold" style:font-size-complex="11pt" style:font-weight-complex="bold"/>
    </style:style>
    <style:style style:name="P42" style:family="paragraph" style:parent-style-name="Standard" style:list-style-name="L1">
      <style:text-properties fo:color="#5b277d" style:font-name="Ubuntu" fo:font-size="11pt" fo:font-weight="bold" officeooo:rsid="000f07c5" officeooo:paragraph-rsid="0042c70f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text-properties fo:color="#5b277d" style:font-name="Ubuntu" fo:font-size="11pt" fo:font-weight="bold" officeooo:rsid="0011d52e" officeooo:paragraph-rsid="0015d964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fo:color="#5b277d" style:font-name="Ubuntu" fo:font-size="11pt" fo:font-weight="bold" officeooo:rsid="0011d52e" officeooo:paragraph-rsid="003a898f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text-properties fo:color="#5b277d" style:font-name="Ubuntu" fo:font-size="11pt" fo:font-weight="bold" officeooo:rsid="0011d52e" officeooo:paragraph-rsid="002d76cb" style:font-size-asian="11pt" style:font-weight-asian="bold" style:font-size-complex="11pt" style:font-weight-complex="bold"/>
    </style:style>
    <style:style style:name="P46" style:family="paragraph" style:parent-style-name="Standard" style:list-style-name="L1">
      <style:text-properties fo:color="#5b277d" style:font-name="Ubuntu" fo:font-size="11pt" fo:font-weight="bold" officeooo:rsid="0011d52e" officeooo:paragraph-rsid="0030ffd2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fo:color="#5b277d" style:font-name="Ubuntu" fo:font-size="11pt" fo:font-weight="bold" officeooo:rsid="0018f95a" officeooo:paragraph-rsid="00219eee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fo:color="#5b277d" style:font-name="Ubuntu" fo:font-size="11pt" fo:font-weight="bold" officeooo:rsid="004349f2" officeooo:paragraph-rsid="004349f2" style:font-size-asian="11pt" style:font-weight-asian="bold" style:font-size-complex="11pt" style:font-weight-complex="bold"/>
    </style:style>
    <style:style style:name="P49" style:family="paragraph" style:parent-style-name="Standard" style:list-style-name="L1">
      <style:text-properties fo:color="#5b277d" style:font-name="Ubuntu" fo:font-size="12pt" fo:font-weight="bold" officeooo:rsid="00219eee" officeooo:paragraph-rsid="0024eb7d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text-properties officeooo:paragraph-rsid="003a898f"/>
    </style:style>
    <style:style style:name="P51" style:family="paragraph" style:parent-style-name="Standard" style:list-style-name="L4">
      <style:text-properties officeooo:paragraph-rsid="0030ffd2"/>
    </style:style>
    <style:style style:name="P52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12767e" style:font-size-asian="11pt" style:font-size-complex="11pt"/>
    </style:style>
    <style:style style:name="P53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24eb7d" style:font-size-asian="11pt" style:font-size-complex="11pt"/>
    </style:style>
    <style:style style:name="P54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30ffd2" style:font-size-asian="11pt" style:font-size-complex="11pt"/>
    </style:style>
    <style:style style:name="T1" style:family="text">
      <style:text-properties officeooo:rsid="000b56a4"/>
    </style:style>
    <style:style style:name="T2" style:family="text">
      <style:text-properties officeooo:rsid="000f07c5"/>
    </style:style>
    <style:style style:name="T3" style:family="text">
      <style:text-properties officeooo:rsid="000fbc50"/>
    </style:style>
    <style:style style:name="T4" style:family="text">
      <style:text-properties officeooo:rsid="0011d52e"/>
    </style:style>
    <style:style style:name="T5" style:family="text">
      <style:text-properties officeooo:rsid="0018f95a"/>
    </style:style>
    <style:style style:name="T6" style:family="text">
      <style:text-properties officeooo:rsid="001cf8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d52e" style:font-style-asian="italic" style:font-style-complex="italic"/>
    </style:style>
    <style:style style:name="T9" style:family="text">
      <style:text-properties officeooo:rsid="00219eee"/>
    </style:style>
    <style:style style:name="T10" style:family="text">
      <style:text-properties officeooo:rsid="00260ceb"/>
    </style:style>
    <style:style style:name="T11" style:family="text">
      <style:text-properties officeooo:rsid="002a8df1"/>
    </style:style>
    <style:style style:name="T12" style:family="text">
      <style:text-properties officeooo:rsid="0030ffd2"/>
    </style:style>
    <style:style style:name="T13" style:family="text">
      <style:text-properties style:font-name="Ubuntu" fo:font-size="11pt" style:font-size-asian="11pt" style:font-size-complex="11pt"/>
    </style:style>
    <style:style style:name="T14" style:family="text">
      <style:text-properties style:font-name="Ubuntu" fo:font-size="11pt" officeooo:rsid="0018f95a" style:font-size-asian="11pt" style:font-size-complex="11pt"/>
    </style:style>
    <style:style style:name="T15" style:family="text">
      <style:text-properties style:font-name="Ubuntu" fo:font-size="11pt" officeooo:rsid="000f07c5" style:font-size-asian="11pt" style:font-size-complex="11pt"/>
    </style:style>
    <style:style style:name="T16" style:family="text">
      <style:text-properties style:font-name="Ubuntu" fo:font-size="11pt" officeooo:rsid="0034f045" style:font-size-asian="11pt" style:font-size-complex="11pt"/>
    </style:style>
    <style:style style:name="T17" style:family="text">
      <style:text-properties style:font-name="Ubuntu" fo:font-size="11pt" officeooo:rsid="000b56a4" style:font-size-asian="11pt" style:font-size-complex="11pt"/>
    </style:style>
    <style:style style:name="T18" style:family="text">
      <style:text-properties style:font-name="Ubuntu" fo:font-size="11pt" officeooo:rsid="00390e81" style:font-size-asian="11pt" style:font-size-complex="11pt"/>
    </style:style>
    <style:style style:name="T19" style:family="text">
      <style:text-properties style:font-name="Ubuntu" fo:font-size="11pt" officeooo:rsid="002d76cb" style:font-size-asian="11pt" style:font-size-complex="11pt"/>
    </style:style>
    <style:style style:name="T20" style:family="text">
      <style:text-properties style:font-name="Ubuntu" fo:font-size="11pt" officeooo:rsid="003f67b6" style:font-size-asian="11pt" style:font-size-complex="11pt"/>
    </style:style>
    <style:style style:name="T21" style:family="text">
      <style:text-properties style:font-name="Ubuntu" fo:font-size="11pt" officeooo:rsid="0040f5c1" style:font-size-asian="11pt" style:font-size-complex="11pt"/>
    </style:style>
    <style:style style:name="T22" style:family="text">
      <style:text-properties style:font-name="Ubuntu" fo:font-size="11pt" officeooo:rsid="00532381" style:font-size-asian="11pt" style:font-size-complex="11pt"/>
    </style:style>
    <style:style style:name="T23" style:family="text">
      <style:text-properties officeooo:rsid="0036e85f"/>
    </style:style>
    <style:style style:name="T24" style:family="text">
      <style:text-properties fo:color="#5b277d" style:font-name="Ubuntu" fo:font-size="11pt" fo:font-weight="bold" officeooo:rsid="0011d52e" style:font-size-asian="11pt" style:font-weight-asian="bold" style:font-size-complex="11pt" style:font-weight-complex="bold"/>
    </style:style>
    <style:style style:name="T25" style:family="text">
      <style:text-properties fo:color="#5b277d" style:font-name="Ubuntu" fo:font-size="11pt" fo:font-weight="bold" officeooo:rsid="003f67b6" style:font-size-asian="11pt" style:font-weight-asian="bold" style:font-size-complex="11pt" style:font-weight-complex="bold"/>
    </style:style>
    <style:style style:name="T26" style:family="text">
      <style:text-properties officeooo:rsid="003a898f"/>
    </style:style>
    <style:style style:name="T27" style:family="text">
      <style:text-properties officeooo:rsid="003b76a6"/>
    </style:style>
    <style:style style:name="T28" style:family="text">
      <style:text-properties officeooo:rsid="003d72c2"/>
    </style:style>
    <style:style style:name="T29" style:family="text">
      <style:text-properties officeooo:rsid="00424f73"/>
    </style:style>
    <style:style style:name="T30" style:family="text">
      <style:text-properties officeooo:rsid="0042c70f"/>
    </style:style>
    <style:style style:name="T31" style:family="text">
      <style:text-properties officeooo:rsid="00478e6c"/>
    </style:style>
    <style:style style:name="T32" style:family="text">
      <style:text-properties officeooo:rsid="004a03c9"/>
    </style:style>
    <style:style style:name="T33" style:family="text">
      <style:text-properties officeooo:rsid="00515331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37909555" text:style-name="L1">
        <text:list-header>
          <text:p text:style-name="P7">L<text:span text:style-name="T12">A RÉGRESSION LINÉAIRE</text:span></text:p>
          <text:p text:style-name="P8"/>
        </text:list-header>
        <text:list-item>
          <text:p text:style-name="P37">Régression linéaire simple</text:p>
          <text:p text:style-name="P8"/>
          <text:list>
            <text:list-item>
              <text:p text:style-name="P38">Les données</text:p>
              <text:p text:style-name="P10"><text:span text:style-name="T2"><draw:frame draw:style-name="fr2" draw:name="Objet9" text:anchor-type="as-char" svg:y="-0.377cm" svg:width="0.422cm" svg:height="0.467cm" draw:z-index="2"><draw:object xlink:href="./Object 9" xlink:type="simple" xlink:show="embed" xlink:actuate="onLoad"/><draw:image xlink:href="./ObjectReplacements/Object 9" xlink:type="simple" xlink:show="embed" xlink:actuate="onLoad"/></draw:frame></text:span><text:span text:style-name="T2">individus/observations/points pour lesquelles on connaît 2 valeurs :</text:span></text:p>
              <text:p text:style-name="P10"><text:span text:style-name="T2"><draw:frame draw:style-name="fr2" draw:name="Objet10" text:anchor-type="as-char" svg:y="-0.386cm" svg:width="1.575cm" svg:height="0.542cm" draw:z-index="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et</text:span><text:span text:style-name="T2"><draw:frame draw:style-name="fr2" draw:name="Objet11" text:anchor-type="as-char" svg:y="-0.386cm" svg:width="1.609cm" svg:height="0.542cm" draw:z-index="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text:p text:style-name="P10"/>
            </text:list-item>
            <text:list-item>
              <text:p text:style-name="P38">La représentation graphique</text:p>
              <text:p text:style-name="P15">représentation graphique : nuage de points + droite de régression</text:p>
              <text:p text:style-name="P52"/>
            </text:list-item>
            <text:list-item>
              <text:p text:style-name="P38">Le modèle</text:p>
              <text:p text:style-name="P9"><draw:frame draw:style-name="fr1" draw:name="Objet1" text:anchor-type="as-char" svg:y="-0.386cm" svg:width="2.6cm" svg:height="0.542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30">ou encore </text:span><text:span text:style-name="T30"><draw:frame draw:style-name="fr1" draw:name="Objet48" text:anchor-type="as-char" svg:y="-0.377cm" svg:width="2.589cm" svg:height="0.531cm" draw:z-index="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0">avec </text:span><text:span text:style-name="T30"><draw:frame draw:style-name="fr1" draw:name="Objet49" text:anchor-type="as-char" svg:y="-0.219cm" svg:width="0.406cm" svg:height="0.24cm" draw:z-index="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30">un terme d’erreur</text:span></text:p>
              <text:p text:style-name="P3"><text:span text:style-name="T17"><draw:frame draw:style-name="fr2" draw:name="Objet2" text:anchor-type="as-char" svg:y="-0.377cm" svg:width="0.466cm" svg:height="0.467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17">: variable dépendante (salaire/e</text:span><text:span text:style-name="T18">xpérience</text:span><text:span text:style-name="T17">, notes/travail, prix/</text:span><text:span text:style-name="T18">surface</text:span><text:span text:style-name="T17">)</text:span></text:p>
              <text:p text:style-name="P15"><text:span text:style-name="T1"><draw:frame draw:style-name="fr2" draw:name="Objet3" text:anchor-type="as-char" svg:y="-0.377cm" svg:width="0.432cm" svg:height="0.467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: variable indépendante</text:span></text:p>
              <text:p text:style-name="P20">On note <draw:frame draw:style-name="fr1" draw:name="Objet20" text:anchor-type="as-char" svg:y="-0.386cm" svg:width="3.448cm" svg:height="0.542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text:p text:style-name="P15"/>
            </text:list-item>
            <text:list-item>
              <text:p text:style-name="P38">La fonction de coût</text:p>
              <text:p text:style-name="P15"><text:span text:style-name="T3">L’erreur de prédiction : </text:span><text:span text:style-name="T3"><draw:frame draw:style-name="fr2" draw:name="Objet4" text:anchor-type="as-char" svg:y="-0.377cm" svg:width="1.087cm" svg:height="0.467cm" draw:z-index="19"><draw:object xlink:href="./Object 4" xlink:type="simple" xlink:show="embed" xlink:actuate="onLoad"/><draw:image xlink:href="./ObjectReplacements/Object 4" xlink:type="simple" xlink:show="embed" xlink:actuate="onLoad"/></draw:frame></text:span></text:p>
              <text:p text:style-name="P15"><text:span text:style-name="T3">MSE = erreur quadratique moyenne :</text:span><text:span text:style-name="T3"><draw:frame draw:style-name="fr1" draw:name="Objet6" text:anchor-type="as-char" svg:y="-0.713cm" svg:width="9.991cm" svg:height="1.139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text:p text:style-name="P21">On parle de la méthode d<text:span text:style-name="T4">es </text:span>M<text:span text:style-name="T4">oindres </text:span>C<text:span text:style-name="T4">arrés </text:span>O<text:span text:style-name="T4">rdinaires </text:span>(<text:span text:style-name="T8">MCO </text:span><text:span text:style-name="T7">ou OLS pour Ordinary Least Squares</text:span><text:span text:style-name="T8">)</text:span></text:p>
            </text:list-item>
          </text:list>
          <text:p text:style-name="P22"/>
          <text:list text:continue-numbering="true">
            <text:list-item>
              <text:p text:style-name="P43">Résolution</text:p>
              <text:p text:style-name="P10"><text:span text:style-name="T4">Trouver les paramètres</text:span><text:span text:style-name="T4"><draw:frame draw:style-name="fr1" draw:name="Objet7" text:anchor-type="as-char" svg:y="-0.377cm" svg:width="0.557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">et</text:span><text:span text:style-name="T4"><draw:frame draw:style-name="fr1" draw:name="Objet8" text:anchor-type="as-char" svg:y="-0.377cm" svg:width="0.552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qui minimisent la fonction de coût</text:span></text:p>
              <text:p text:style-name="P10"/>
              <text:p text:style-name="P10"><text:span text:style-name="T27">Les dérivées partielles :</text:span><draw:frame draw:style-name="fr1" draw:name="Objet14" text:anchor-type="as-char" svg:y="-1.326cm" svg:width="6.167cm" svg:height="2.561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text:p text:style-name="P25"/>
              <text:p text:style-name="P25">C’est lou<text:span text:style-name="T6">rd à écrire...et à résoudre…</text:span></text:p>
              <text:p text:style-name="P25"/>
              <text:p text:style-name="P27">Approche par l’algorithme de descente de gradient</text:p>
              <text:p text:style-name="P27">On itère<draw:frame draw:style-name="fr1" draw:name="Objet17" text:anchor-type="as-char" svg:y="-1.304cm" svg:width="3.963cm" svg:height="2.51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jusqu’à obtenir <draw:frame draw:style-name="fr2" draw:name="Objet18" text:anchor-type="as-char" svg:y="-0.439cm" svg:width="1.796cm" svg:height="0.593cm" draw:z-index="20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6"/>
              <text:p text:style-name="P26">On passe en notation matricielle :</text:p>
            </text:list-item>
          </text:list>
        </text:list-item>
      </text:list>
      <text:list xml:id="list3100626436" text:style-name="L2">
        <text:list-item>
          <text:list>
            <text:list-item>
              <text:p text:style-name="P50"><text:span text:style-name="T14">les données : </text:span><text:span text:style-name="T13"><draw:frame draw:style-name="fr1" draw:name="Objet12" text:anchor-type="as-char" svg:y="-0.905cm" svg:width="1.558cm" svg:height="1.66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"><draw:frame draw:style-name="fr1" draw:name="Objet50" text:anchor-type="as-char" svg:y="-0.905cm" svg:width="2.147cm" svg:height="1.66cm" draw:z-index="2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<draw:frame draw:style-name="fr1" draw:name="Objet51" text:anchor-type="as-char" svg:y="-0.679cm" svg:width="1.542cm" svg:height="1.212cm" draw:z-index="2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  </text:list-item>
            <text:list-item>
              <text:p text:style-name="P29"><text:span text:style-name="T9">le modèle :</text:span><draw:frame draw:style-name="fr1" draw:name="Objet5" text:anchor-type="as-char" svg:y="-0.377cm" svg:width="2.032cm" svg:height="0.467cm" draw:z-index="28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1">où </text:span><text:span text:style-name="T31"><draw:frame draw:style-name="fr1" draw:name="Objet52" text:anchor-type="as-char" svg:y="-0.651cm" svg:width="1.406cm" svg:height="1.311cm" draw:z-index="2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  </text:list-item>
            <text:list-item>
              <text:p text:style-name="P29"><text:span text:style-name="T4">l’erreur : </text:span><draw:frame draw:style-name="fr1" draw:name="Objet13" text:anchor-type="as-char" svg:y="-0.713cm" svg:width="8.22cm" svg:height="1.139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ext:list-item>
            <text:list-item>
              <text:p text:style-name="P29"><text:soft-page-break/><text:span text:style-name="T5">le gradient : </text:span><draw:frame draw:style-name="fr1" draw:name="Objet15" text:anchor-type="as-char" svg:y="-0.66cm" svg:width="4.26cm" svg:height="1.037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ext:list-item>
            <text:list-item>
              <text:p text:style-name="P29"><text:span text:style-name="T5">solution exacte : </text:span><draw:frame draw:style-name="fr1" draw:name="Objet16" text:anchor-type="as-char" svg:y="-0.437cm" svg:width="3.069cm" svg:height="0.557cm" draw:z-index="32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/text:list-item>
            <text:list-item>
              <text:p text:style-name="P28"><text:span text:style-name="T5">descente de gradient : on répète l’opération suivante </text:span><text:span text:style-name="T5"><draw:frame draw:style-name="fr1" draw:name="Objet19" text:anchor-type="as-char" svg:y="-0.66cm" svg:width="3.124cm" svg:height="0.914cm" draw:z-index="3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"><text:s/>pour mettre à jour </text:span><text:span text:style-name="T5"><draw:frame draw:style-name="fr1" draw:name="Objet54" text:anchor-type="as-char" svg:y="-0.309cm" svg:width="0.519cm" svg:height="0.333cm" draw:z-index="34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5">et ainsi obtenir une valeur « très » approchée des paramètres qui minimisent la fonction de coût </text:span></text:p>
            </text:list-item>
          </text:list>
        </text:list-item>
      </text:list>
      <text:list xml:id="list91223055986384" text:continue-list="list2537909555" text:style-name="L1">
        <text:list-item>
          <text:list>
            <text:list-header>
              <text:p text:style-name="P27"/>
            </text:list-header>
            <text:list-item>
              <text:p text:style-name="P44">É<text:span text:style-name="T26">valuation de la qualité d’une régression linéaire</text:span></text:p>
              <text:p text:style-name="P30"><text:span text:style-name="T33">C</text:span>oefficient de détermination : <draw:frame draw:style-name="fr1" draw:name="Objet38" text:anchor-type="as-char" svg:y="-1.291cm" svg:width="3.766cm" svg:height="2.342cm" draw:z-index="35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28">où </text:span><text:span text:style-name="T28"><draw:frame draw:style-name="fr1" draw:name="Objet44" text:anchor-type="as-char" svg:y="-0.377cm" svg:width="0.46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">est la moyenne des </text:span><text:span text:style-name="T28"><draw:frame draw:style-name="fr2" draw:name="Objet45" text:anchor-type="as-char" svg:y="-0.386cm" svg:width="1.609cm" svg:height="0.542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      <text:p text:style-name="P31">p-value : <text:span text:style-name="T29">une information sur la significativité</text:span></text:p>
              <text:p text:style-name="P30"/>
            </text:list-item>
            <text:list-item>
              <text:p text:style-name="P4"><text:span text:style-name="T24">H</text:span><text:span text:style-name="T25">ypothèses de la régression linéaire</text:span><text:span text:style-name="T20"> </text:span></text:p>
              <text:p text:style-name="P5"><text:span text:style-name="T13">1. </text:span><text:span text:style-name="T21">Linéarité</text:span><text:span text:style-name="T13"><text:line-break/>2. </text:span><text:span text:style-name="T21">Indépendance</text:span><text:span text:style-name="T13"><text:line-break/>3. </text:span><text:span text:style-name="T21">Homo</text:span><text:span text:style-name="T22">scédasticité</text:span><text:span text:style-name="T13"><text:line-break/>4. <text:s/></text:span><text:span text:style-name="T21">Normalité</text:span></text:p>
            </text:list-item>
          </text:list>
        </text:list-item>
      </text:list>
      <text:p text:style-name="P1"/>
      <text:p text:style-name="P1"/>
      <text:p text:style-name="P1"/>
      <text:list xml:id="list91224115678569" text:continue-numbering="true" text:style-name="L1">
        <text:list-item>
          <text:p text:style-name="P49">Régression <text:span text:style-name="T11">polynomiale</text:span></text:p>
          <text:p text:style-name="P32"/>
          <text:list>
            <text:list-item>
              <text:p text:style-name="P39">Les données</text:p>
              <text:p text:style-name="P11"><text:span text:style-name="T2"><draw:frame draw:style-name="fr2" draw:name="Objet40" text:anchor-type="as-char" svg:y="-0.377cm" svg:width="0.422cm" svg:height="0.467cm" draw:z-index="1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">individus/observations /points pour lesquelles on connaît 2 valeurs :</text:span></text:p>
              <text:p text:style-name="P12"><text:span text:style-name="T2"><draw:frame draw:style-name="fr2" draw:name="Objet41" text:anchor-type="as-char" svg:y="-0.386cm" svg:width="1.575cm" svg:height="0.542cm" draw:z-index="1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">et</text:span><text:span text:style-name="T2"><draw:frame draw:style-name="fr2" draw:name="Objet42" text:anchor-type="as-char" svg:y="-0.386cm" svg:width="1.609cm" svg:height="0.542cm" draw:z-index="4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text:p text:style-name="P12"><text:span text:style-name="T32">Les données matricielles: </text:span><draw:frame draw:style-name="fr1" draw:name="Objet53" text:anchor-type="as-char" svg:y="-0.905cm" svg:width="1.558cm" svg:height="1.66cm" draw:z-index="47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1" draw:name="Objet55" text:anchor-type="as-char" svg:y="-1.399cm" svg:width="4.597cm" svg:height="2.586cm" draw:z-index="48"><draw:object xlink:href="./Object 55" xlink:type="simple" xlink:show="embed" xlink:actuate="onLoad"/><draw:image xlink:href="./ObjectReplacements/Object 55" xlink:type="simple" xlink:show="embed" xlink:actuate="onLoad"/><svg:desc>formule</svg:desc></draw:frame><draw:frame draw:style-name="fr1" draw:name="Objet56" text:anchor-type="as-char" svg:y="-1.215cm" svg:width="1.905cm" svg:height="2.284cm" draw:z-index="4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<text:p text:style-name="P11"/>
            </text:list-item>
            <text:list-item>
              <text:p text:style-name="P39">La représentation graphique</text:p>
              <text:p text:style-name="P16">représentation graphique : nuage de points + courbe de régression</text:p>
              <text:p text:style-name="P53"/>
            </text:list-item>
            <text:list-item>
              <text:p text:style-name="P39">Le modèle <text:span text:style-name="T10">(polynomial de degré p)</text:span></text:p>
              <text:p text:style-name="P16"><text:span text:style-name="T1"><draw:frame draw:style-name="fr1" draw:name="Objet43" text:anchor-type="as-char" svg:y="-0.437cm" svg:width="7.244cm" svg:height="0.591cm" draw:z-index="1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">ou </text:span><text:span text:style-name="T1"><draw:frame draw:style-name="fr1" draw:name="Objet39" text:anchor-type="as-char" svg:y="-0.377cm" svg:width="2.032cm" svg:height="0.467cm" draw:z-index="50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text:p text:style-name="P16"/>
            </text:list-item>
            <text:list-item>
              <text:p text:style-name="P40">La fonction de coût</text:p>
              <text:p text:style-name="P17"><text:span text:style-name="T3"><draw:frame draw:style-name="fr1" draw:name="Objet47" text:anchor-type="as-char" svg:y="-0.713cm" svg:width="10.125cm" svg:height="1.139cm" draw:z-index="1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">ou </text:span><text:span text:style-name="T3"><draw:frame draw:style-name="fr1" draw:name="Objet46" text:anchor-type="as-char" svg:y="-0.713cm" svg:width="4.113cm" svg:height="1.139cm" draw:z-index="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text:p text:style-name="P23"/>
            </text:list-item>
            <text:list-item>
              <text:p text:style-name="P45">Résolution</text:p>
              <text:p text:style-name="P33">Problème identique au cas linéaire simple donc même solution :</text:p>
            </text:list-item>
          </text:list>
        </text:list-item>
      </text:list>
      <text:list xml:id="list3790289937" text:style-name="L3">
        <text:list-item>
          <text:list>
            <text:list-item>
              <text:p text:style-name="P34"><text:span text:style-name="T5">solution exacte : </text:span><draw:frame draw:style-name="fr1" draw:name="Objet26" text:anchor-type="as-char" svg:y="-0.437cm" svg:width="3.069cm" svg:height="0.557cm" draw:z-index="5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ext:list-item>
            <text:list-item>
              <text:p text:style-name="P34"><text:span text:style-name="T5">descente de gradient : </text:span><text:span text:style-name="T5"><draw:frame draw:style-name="fr1" draw:name="Objet21" text:anchor-type="as-char" svg:y="-0.66cm" svg:width="3.124cm" svg:height="0.914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5">avec </text:span><text:span text:style-name="T5"><draw:frame draw:style-name="fr1" draw:name="Objet25" text:anchor-type="as-char" svg:y="-0.66cm" svg:width="3.912cm" svg:height="0.914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</text:list>
        </text:list-item>
      </text:list>
      <text:p text:style-name="P2"/>
      <text:p text:style-name="P2"/>
      <text:p text:style-name="P2"/>
      <text:list xml:id="list91222222914710" text:continue-list="list91224115678569" text:style-name="L1">
        <text:list-header>
          <text:p text:style-name="P32"/>
        </text:list-header>
        <text:list-item>
          <text:p text:style-name="P47"><text:soft-page-break/>Régression linéaire multiple</text:p>
          <text:p text:style-name="P36"/>
          <text:list>
            <text:list-item>
              <text:p text:style-name="P41">Les données</text:p>
              <text:p text:style-name="P6"><text:span text:style-name="T15"><draw:frame draw:style-name="fr2" draw:name="Objet24" text:anchor-type="as-char" svg:y="-0.377cm" svg:width="0.422cm" svg:height="0.467cm" draw:z-index="3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individus/observations /points pour lesquels on connaît</text:span><text:span text:style-name="T15"><draw:frame draw:style-name="fr2" draw:name="Objet37" text:anchor-type="as-char" svg:y="-0.377cm" svg:width="0.967cm" svg:height="0.467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v</text:span><text:span text:style-name="T16">ariables</text:span><text:span text:style-name="T15">:</text:span></text:p>
              <text:p text:style-name="P13"><text:span text:style-name="T2"><draw:frame draw:style-name="fr2" draw:name="Objet27" text:anchor-type="as-char" svg:y="-0.443cm" svg:width="1.817cm" svg:height="0.891cm" draw:z-index="38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">avec </text:span><text:span text:style-name="T2"><draw:frame draw:style-name="fr2" draw:name="Objet34" text:anchor-type="as-char" svg:y="-0.443cm" svg:width="2.249cm" svg:height="0.596cm" draw:z-index="3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">les</text:span><text:span text:style-name="T2"><draw:frame draw:style-name="fr2" draw:name="Objet35" text:anchor-type="as-char" svg:y="-0.377cm" svg:width="0.466cm" svg:height="0.467cm" draw:z-index="52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">caractéristiques de l’observation</text:span><text:span text:style-name="T2"><draw:frame draw:style-name="fr2" draw:name="Objet36" text:anchor-type="as-char" svg:y="-0.377cm" svg:width="0.326cm" svg:height="0.467cm" draw:z-index="53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13"><text:span text:style-name="T2"><draw:frame draw:style-name="fr2" draw:name="Objet28" text:anchor-type="as-char" svg:y="-0.386cm" svg:width="1.609cm" svg:height="0.542cm" draw:z-index="4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">la variable que l’on souhaite expliquer</text:span></text:p>
              <text:p text:style-name="P14"><text:span text:style-name="T32">Les données matricielles: </text:span><draw:frame draw:style-name="fr1" draw:name="Objet57" text:anchor-type="as-char" svg:y="-0.905cm" svg:width="1.558cm" svg:height="1.66cm" draw:z-index="54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1" draw:name="Objet58" text:anchor-type="as-char" svg:y="-1.413cm" svg:width="4.904cm" svg:height="2.609cm" draw:z-index="55"><draw:object xlink:href="./Object 58" xlink:type="simple" xlink:show="embed" xlink:actuate="onLoad"/><draw:image xlink:href="./ObjectReplacements/Object 58" xlink:type="simple" xlink:show="embed" xlink:actuate="onLoad"/><svg:desc>formule</svg:desc></draw:frame><draw:frame draw:style-name="fr1" draw:name="Objet59" text:anchor-type="as-char" svg:y="-1.215cm" svg:width="1.905cm" svg:height="2.284cm" draw:z-index="56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    <text:p text:style-name="P13"/>
            </text:list-item>
            <text:list-item>
              <text:p text:style-name="P41">La représentation graphique</text:p>
              <text:p text:style-name="P18">p<text:span text:style-name="T23">ossible en dimension 2 ou 3 seulement</text:span></text:p>
              <text:p text:style-name="P54"/>
            </text:list-item>
            <text:list-item>
              <text:p text:style-name="P41">Le modèle </text:p>
              <text:p text:style-name="P42"><text:span text:style-name="T1"><draw:frame draw:style-name="fr1" draw:name="Objet29" text:anchor-type="as-char" svg:y="-0.443cm" svg:width="6.371cm" svg:height="0.596cm" draw:z-index="5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">ou </text:span><text:span text:style-name="T1"><draw:frame draw:style-name="fr1" draw:name="Objet30" text:anchor-type="as-char" svg:y="-0.377cm" svg:width="2.032cm" svg:height="0.467cm" draw:z-index="5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    <text:p text:style-name="P42"/>
            </text:list-item>
            <text:list-item>
              <text:p text:style-name="P48">La fonction de coût</text:p>
              <text:p text:style-name="P42"/>
              <text:p text:style-name="P19"><text:span text:style-name="T3"><draw:frame draw:style-name="fr1" draw:name="Objet31" text:anchor-type="as-char" svg:y="-0.713cm" svg:width="10.624cm" svg:height="1.139cm" draw:z-index="4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">ou </text:span><text:span text:style-name="T3"><draw:frame draw:style-name="fr1" draw:name="Objet32" text:anchor-type="as-char" svg:y="-0.713cm" svg:width="4.113cm" svg:height="1.139cm" draw:z-index="4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    <text:p text:style-name="P24"/>
            </text:list-item>
            <text:list-item>
              <text:p text:style-name="P46">Résolution</text:p>
              <text:p text:style-name="P6"><text:span text:style-name="T19">Problème </text:span><text:span text:style-name="T18">matriciel identique donc </text:span><text:span text:style-name="T19">même solution </text:span><text:span text:style-name="T18">(ce sont les dimensions des matrices qui ne sont plus du tout les mêmes !) </text:span><text:span text:style-name="T19">:</text:span></text:p>
            </text:list-item>
          </text:list>
        </text:list-item>
      </text:list>
      <text:list xml:id="list621021937" text:style-name="L4">
        <text:list-item>
          <text:list>
            <text:list-item>
              <text:p text:style-name="P51"><text:span text:style-name="T14">solution exacte : </text:span><text:span text:style-name="T13"><draw:frame draw:style-name="fr1" draw:name="Objet33" text:anchor-type="as-char" svg:y="-0.437cm" svg:width="3.069cm" svg:height="0.557cm" draw:z-index="43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</text:list-item>
            <text:list-item>
              <text:p text:style-name="P35"><text:span text:style-name="T5">descente de gradient : </text:span><text:span text:style-name="T5"><draw:frame draw:style-name="fr1" draw:name="Objet22" text:anchor-type="as-char" svg:y="-0.66cm" svg:width="3.124cm" svg:height="0.914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avec </text:span><text:span text:style-name="T5"><draw:frame draw:style-name="fr1" draw:name="Objet23" text:anchor-type="as-char" svg:y="-0.66cm" svg:width="3.912cm" svg:height="0.914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5b277d" style:font-name="Ubuntu" fo:font-family="Ubuntu" style:font-pitch="variable"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09:13:52.623944556</meta:creation-date>
    <dc:date>2019-12-13T09:12:21.734758945</dc:date>
    <meta:editing-duration>PT6H27M29S</meta:editing-duration>
    <meta:editing-cycles>52</meta:editing-cycles>
    <meta:generator>LibreOffice/6.3.3.2.0$Linux_X86_64 LibreOffice_project/efd344762d9d19af2cac84c1651e18355008a6ed</meta:generator>
    <meta:document-statistic meta:table-count="0" meta:image-count="0" meta:object-count="59" meta:page-count="3" meta:paragraph-count="65" meta:word-count="357" meta:character-count="2206" meta:non-whitespace-character-count="192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i>x</mi>
    </mrow>
    <annotation encoding="StarMath 5.0">f(x)=b_{0}+b_{1}x

</annotation>
  </semantics>
</math>
</file>

<file path=Object 10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11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1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x</mi>
                    <mi>i</mi>
                  </msub>
                </mrow>
                <mrow>
                  <mo fence="true" stretchy="false">(</mo>
                  <mrow>
                    <mrow>
                      <mrow>
                        <msub>
                          <mi>b</mi>
                          <mn>0</mn>
                        </msub>
                        <mo stretchy="false">+</mo>
                        <msub>
                          <mi>b</mi>
                          <mn>1</mn>
                        </msub>
                      </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0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sub>
                            <mi>b</mi>
                            <mn>0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</mrow>
                    <mo fence="true" stretchy="false">)</mo>
                  </mrow>
                </mrow>
              </mrow>
            </mtd>
          </mtr>
        </mtable>
      </mrow>
    </mrow>
    <annotation encoding="StarMath 5.0">left lbrace
	binom
	{
		{partial J(b_0,b_1)} over { partial b_1 } = {1}over{n} sum from { { i = 0 } } to 		{ n }  x_i (b_0 + b_1 x_i - y_i)
	}
	{
		{partial J(b_0,b_1)} over { partial b_0 } = {1}over{n} sum from { { i = 0 } } to 		{ n } (b_0 + b_1 x_i - y_i)
	}
right none 
</annotation>
  </semantics>
</math>
</file>

<file path=Object 15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i>X</mi>
                  <mrow>
                    <mi mathvariant="normal">Θ</mi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n</mi>
        </mfrac>
      </mrow>
      <mmultiscripts>
        <mrow>
          <mo fence="true" stretchy="false">(</mo>
          <mrow>
            <mrow>
              <mi>X</mi>
              <mrow>
                <mi mathvariant="normal">Θ</mi>
                <mo stretchy="false">−</mo>
                <mi>Y</mi>
              </mrow>
            </mrow>
          </mrow>
          <mo fence="true" stretchy="false">)</mo>
        </mrow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J(%THETA) = {1}over{n} sum from {i=1} to {n} (X %THETA-Y)^{2} = {1}over{n} (X %THETA-Y)lsup{t} (X %THETA-Y)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frac>
          <mn>1</mn>
          <mi>n</mi>
        </mfrac>
      </mrow>
      <mmultiscripts>
        <mi>X</mi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{1}over{n} X lsup t (X %THETA-Y)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row>
                    <msub>
                      <mi>b</mi>
                      <mn>1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td>
          </mtr>
          <mtr>
            <mtd>
              <mrow>
                <mrow>
                  <msub>
                    <mi>b</mi>
                    <mn>0</mn>
                  </msub>
                  <mo stretchy="false">=</mo>
                  <mrow>
                    <msub>
                      <mi>b</mi>
                      <mn>0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0</mn>
                    </msub>
                  </mrow>
                </mfrac>
              </mrow>
            </mtd>
          </mtr>
        </mtable>
      </mrow>
    </mrow>
    <annotation encoding="StarMath 5.0">left lbrace
	binom
	{
		b_1 = b_1 - %alpha {partial J(b_0,b_1)} over { partial b_1 }
	}
	{
		b_0 = b_0 - %alpha {partial J(b_0,b_1)} over { partial b_0 }
	}
right none</annotation>
  </semantics>
</math>
</file>

<file path=Object 18/content.xml><?xml version="1.0" encoding="utf-8"?>
<math xmlns="http://www.w3.org/1998/Math/MathML" display="block">
  <semantics>
    <mrow>
      <mo stretchy="false">⇒</mo>
      <mrow>
        <mo fence="true" stretchy="false">(</mo>
        <mrow>
          <mrow>
            <mover accent="true">
              <msub>
                <mi>b</mi>
                <mn>0</mn>
              </msub>
              <mo stretchy="false">^</mo>
            </mover>
            <mi>,</mi>
            <mover accent="true">
              <msub>
                <mi>b</mi>
                <mn>1</mn>
              </msub>
              <mo stretchy="false">^</mo>
            </mover>
          </mrow>
        </mrow>
        <mo fence="true" stretchy="false">)</mo>
      </mrow>
    </mrow>
    <annotation encoding="StarMath 5.0">drarrow
( hat {b_0}, hat {b_1} )</annotation>
  </semantics>
</math>
</file>

<file path=Object 19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y</mi>
            <mi>i</mi>
          </msub>
          <mo stretchy="false">^</mo>
        </mover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sub>
        <mi>x</mi>
        <mi>i</mi>
      </msub>
    </mrow>
    <annotation encoding="StarMath 5.0">hat {y_i} = f(x_i)=b_{0}+b_{1} x_i

</annotation>
  </semantics>
</math>
</file>

<file path=Object 21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3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4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7/content.xml><?xml version="1.0" encoding="utf-8"?>
<math xmlns="http://www.w3.org/1998/Math/MathML" display="block">
  <semantics>
    <msub>
      <mrow>
        <mo fence="true" stretchy="false">(</mo>
        <mrow>
          <msubsup>
            <mi>x</mi>
            <mi>j</mi>
            <mrow>
              <mo fence="true" stretchy="false">(</mo>
              <mrow>
                <mi>i</mi>
              </mrow>
              <mo fence="true" stretchy="false">)</mo>
            </mrow>
          </msubsup>
        </mrow>
        <mo fence="true" stretchy="false">)</mo>
      </mrow>
      <mtable>
        <mtr>
          <mtd>
            <mrow>
              <mn>1</mn>
              <mo stretchy="false">⩽</mo>
              <mi>i</mi>
              <mo stretchy="false">⩽</mo>
              <mi>n</mi>
            </mrow>
          </mtd>
        </mtr>
        <mtr>
          <mtd>
            <mrow>
              <mn>1</mn>
              <mo stretchy="false">⩽</mo>
              <mi>j</mi>
              <mo stretchy="false">⩽</mo>
              <mi>p</mi>
            </mrow>
          </mtd>
        </mtr>
      </mtable>
    </msub>
    <annotation encoding="StarMath 5.0">( x^{(i)}_j )_{binom {1 leslant i leslant n} {1 leslant j leslant p}  }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29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subsup>
          <mi>x</mi>
          <mn>1</mn>
          <mrow>
            <mo fence="true" stretchy="false">(</mo>
            <mrow>
              <mi>i</mi>
            </mrow>
            <mo fence="true" stretchy="false">)</mo>
          </mrow>
        </msubsup>
        <mo stretchy="false">+</mo>
        <msub>
          <mi>b</mi>
          <mn>2</mn>
        </msub>
      </mrow>
      <mrow>
        <msubsup>
          <mi>x</mi>
          <mn>2</mn>
          <mrow>
            <mo fence="true" stretchy="false">(</mo>
            <mrow>
              <mi>i</mi>
            </mrow>
            <mo fence="true" stretchy="false">)</mo>
          </mrow>
        </msubsup>
        <mo stretchy="false">+</mo>
        <mo stretchy="false">…</mo>
        <mo stretchy="false">+</mo>
        <msub>
          <mi>b</mi>
          <mi>p</mi>
        </msub>
      </mrow>
      <mrow>
        <msubsup>
          <mi>x</mi>
          <mi>p</mi>
          <mrow>
            <mo fence="true" stretchy="false">(</mo>
            <mrow>
              <mi>i</mi>
            </mrow>
            <mo fence="true" stretchy="false">)</mo>
          </mrow>
        </msubsup>
        <mo stretchy="false">+</mo>
        <msup>
          <mi>ϵ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y^{(i)}=b_{0}+b_{1} x^{(i)}_1+b_2 x^{(i)}_2 + dotslow + b_p x^{(i)}_p + %epsilon^{(i)}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+%epsilon</annotation>
  </semantics>
</math>
</file>

<file path=Object 3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sup>
                    <mi>x</mi>
                    <mn>1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sub>
                    <mi>b</mi>
                    <mn>2</mn>
                  </msub>
                </mrow>
                <mrow>
                  <msubsup>
                    <mi>x</mi>
                    <mn>2</mn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+</mo>
                  <mo stretchy="false">…</mo>
                  <mo stretchy="false">+</mo>
                  <msub>
                    <mi>b</mi>
                    <mi>p</mi>
                  </msub>
                </mrow>
                <mrow>
                  <msubsup>
                    <mi>x</mi>
                    <mi>p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b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i = 0 } to { n } {( b_{0}+b_{1} x^{(i)}_1+b_2 x^{(i)}_2 + dotslow + b_p x^{(i)}_p - y_i)²}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sup>
            <mi>x</mi>
            <mn>1</mn>
            <mrow>
              <mo fence="true" stretchy="false">(</mo>
              <mrow>
                <mi>i</mi>
              </mrow>
              <mo fence="true" stretchy="false">)</mo>
            </mrow>
          </msubsup>
          <mi>,</mi>
          <mo stretchy="false">…</mo>
          <mi>,</mi>
          <msubsup>
            <mi>x</mi>
            <mi>p</mi>
            <mrow>
              <mo fence="true" stretchy="false">(</mo>
              <mrow>
                <mi>i</mi>
              </mrow>
              <mo fence="true" stretchy="false">)</mo>
            </mrow>
          </msubsup>
        </mrow>
      </mrow>
      <mo fence="true" stretchy="false">)</mo>
    </mrow>
    <annotation encoding="StarMath 5.0">( x^{(i)}_1, dotslow , x^{(i)}_p) 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row>
      <mi>p</mi>
      <mo stretchy="false">+</mo>
      <mn>1</mn>
    </mrow>
    <annotation encoding="StarMath 5.0">p + 1</annotation>
  </semantics>
</math>
</file>

<file path=Object 38/content.xml><?xml version="1.0" encoding="utf-8"?>
<math xmlns="http://www.w3.org/1998/Math/MathML" display="block">
  <semantics>
    <mrow>
      <mi>R</mi>
      <mrow>
        <mn>²</mn>
        <mo stretchy="false">=</mo>
        <mrow>
          <mn>1</mn>
          <mo stretchy="false">−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stretchy="false">)</mo>
                </mrow>
                <mn>²</mn>
              </mrow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  <mn>²</mn>
              </mrow>
            </mrow>
          </mfrac>
        </mrow>
      </mrow>
    </mrow>
    <annotation encoding="StarMath 5.0">R² = 1-{sum from { { i = 0 } } to { n } { (y_i - ŷ_i)²}}over{sum from { { i = 0 } } to { n } { (y_i - bar y)²}} 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4/content.xml><?xml version="1.0" encoding="utf-8"?>
<math xmlns="http://www.w3.org/1998/Math/MathML" display="block">
  <semantics>
    <mrow>
      <mi>y</mi>
      <mo stretchy="false">−</mo>
      <mi>ŷ</mi>
    </mrow>
    <annotation encoding="StarMath 5.0">y -ŷ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42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x</mi>
              <mn>²</mn>
              <mi>,</mi>
              <mo stretchy="false">…</mo>
              <mi>,</mi>
              <msup>
                <mi>x</mi>
                <mi>p</mi>
              </msup>
            </mrow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i>x</mi>
      <mrow>
        <mn>²</mn>
        <mo stretchy="false">+</mo>
        <mo stretchy="false">…</mo>
        <mo stretchy="false">+</mo>
        <msub>
          <mi>b</mi>
          <mi>p</mi>
        </msub>
      </mrow>
      <msup>
        <mi>x</mi>
        <mi>p</mi>
      </msup>
    </mrow>
    <annotation encoding="StarMath 5.0">f(x, x²,dotslow,x^p)=b_{0}+b_{1} x+b_2 x² + dotslow + b_p x^p
</annotation>
  </semantics>
</math>
</file>

<file path=Object 44/content.xml><?xml version="1.0" encoding="utf-8"?>
<math xmlns="http://www.w3.org/1998/Math/MathML" display="block">
  <semantics>
    <mover accent="true">
      <mi>y</mi>
      <mo stretchy="false">¯</mo>
    </mover>
    <annotation encoding="StarMath 5.0">bar y</annotation>
  </semantics>
</math>
</file>

<file path=Object 45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6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47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i>ϵ</mi>
      </mrow>
    </mrow>
    <annotation encoding="StarMath 5.0">y=b_{0}+b_{1}x +%epsilon

</annotation>
  </semantics>
</math>
</file>

<file path=Object 49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50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>
                  <mi>x</mi>
                  <mn>1</mn>
                </msub>
              </mtd>
              <mtd>
                <mn>1</mn>
              </mtd>
            </mtr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x</mi>
                  <mi>n</mi>
                </msub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 x_1 # 1 ## dotsvert # dotsvert ## x_n # 1}
	right )</annotation>
  </semantics>
</math>
</file>

<file path=Object 51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n>0</mn>
                </msub>
              </mtd>
            </mtr>
            <mtr>
              <mtd>
                <msub>
                  <mi>b</mi>
                  <mn>1</mn>
                </msub>
              </mtd>
            </mtr>
          </mtable>
        </mrow>
        <mo fence="true" stretchy="true">)</mo>
      </mrow>
    </mrow>
    <annotation encoding="StarMath 5.0">%THETA = left (
		matrix { b_0 ## b_1}
	right )</annotation>
  </semantics>
</math>
</file>

<file path=Object 52/content.xml><?xml version="1.0" encoding="utf-8"?>
<math xmlns="http://www.w3.org/1998/Math/MathML" display="block">
  <semantics>
    <mrow>
      <mi>ϵ</mi>
      <mo stretchy="false">=</mo>
      <mrow>
        <mo fence="true" stretchy="true">(</mo>
        <mrow>
          <mtable>
            <mtr>
              <mtd>
                <msub>
                  <mi>ϵ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ϵ</mi>
                  <mi>n</mi>
                </msub>
              </mtd>
            </mtr>
          </mtable>
        </mrow>
        <mo fence="true" stretchy="true">)</mo>
      </mrow>
    </mrow>
    <annotation encoding="StarMath 5.0">%epsilon = left (
		matrix { %epsilon_1 ## dotsvert ## %epsilon_n}
	right )</annotation>
  </semantics>
</math>
</file>

<file path=Object 53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5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5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sup>
                  <mi>x</mi>
                  <mn>1</mn>
                  <mi>p</mi>
                </msubsup>
              </mtd>
              <mtd>
                <mo stretchy="false">…</mo>
              </mtd>
              <mtd>
                <mrow>
                  <msub>
                    <mi>x</mi>
                    <mn>1</mn>
                  </msub>
                  <mn>²</mn>
                </mrow>
              </mtd>
              <mtd>
                <msub>
                  <mi>x</mi>
                  <mn>1</mn>
                </msub>
              </mtd>
              <mtd>
                <mn>1</mn>
              </mtd>
            </mtr>
            <mtr>
              <mtd>
                <msubsup>
                  <mi>x</mi>
                  <mn>2</mn>
                  <mi>p</mi>
                </msubsup>
              </mtd>
              <mtd>
                <mo stretchy="false">…</mo>
              </mtd>
              <mtd>
                <mrow>
                  <msub>
                    <mi>x</mi>
                    <mn>2</mn>
                  </msub>
                  <mn>²</mn>
                </mrow>
              </mtd>
              <mtd>
                <msub>
                  <mi>x</mi>
                  <mn>2</mn>
                </msub>
              </mtd>
              <mtd>
                <mn>1</mn>
              </mtd>
            </mtr>
            <mtr>
              <mtd>
                <mo stretchy="false">⋮</mo>
              </mtd>
              <mtd>
                <mspace width="2em"/>
              </mtd>
              <mtd>
                <mo stretchy="false">⋮</mo>
              </mtd>
              <mtd>
                <mo stretchy="false">⋮</mo>
              </mtd>
              <mtd>
                <mo stretchy="false">⋮</mo>
              </mtd>
            </mtr>
            <mtr>
              <mtd>
                <msubsup>
                  <mi>x</mi>
                  <mi>n</mi>
                  <mi>p</mi>
                </msubsup>
              </mtd>
              <mtd>
                <mo stretchy="false">…</mo>
              </mtd>
              <mtd>
                <mrow>
                  <msub>
                    <mi>x</mi>
                    <mi>n</mi>
                  </msub>
                  <mn>²</mn>
                </mrow>
              </mtd>
              <mtd>
                <msub>
                  <mi>x</mi>
                  <mi>n</mi>
                </msub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
			x_1 ^p # dotslow # x_1 ² # x_1 # 1 ##
			x_2 ^p # dotslow # x_2 ² # x_2 # 1 ##
			dotsvert # ~ # dotsvert # dotsvert # dotsvert ##
			x_n ^p # dotslow # x_n ² # x_n # 1
			}
	right )</annotation>
  </semantics>
</math>
</file>

<file path=Object 56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i>p</mi>
                </msub>
              </mtd>
            </mtr>
            <mtr>
              <mtd>
                <msub>
                  <mi>b</mi>
                  <mrow>
                    <mi>p</mi>
                    <mo stretchy="false">−</mo>
                    <mn>1</mn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b</mi>
                  <mn>0</mn>
                </msub>
              </mtd>
            </mtr>
          </mtable>
        </mrow>
        <mo fence="true" stretchy="true">)</mo>
      </mrow>
    </mrow>
    <annotation encoding="StarMath 5.0">%THETA = left (
		matrix { b_p ## b_{p-1} ## dotsvert ## b_0}
	right )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sup>
                  <mi>x</mi>
                  <mi>p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td>
              <mtd>
                <mn>1</mn>
              </mtd>
            </mtr>
            <mtr>
              <mtd>
                <msubsup>
                  <mi>x</mi>
                  <mi>p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subsup>
              </mtd>
              <mtd>
                <mn>1</mn>
              </mtd>
            </mtr>
            <mtr>
              <mtd>
                <mo stretchy="false">⋮</mo>
              </mtd>
              <mtd>
                <mspace width="2em"/>
              </mtd>
              <mtd>
                <mo stretchy="false">⋮</mo>
              </mtd>
              <mtd>
                <mo stretchy="false">⋮</mo>
              </mtd>
              <mtd>
                <mo stretchy="false">⋮</mo>
              </mtd>
            </mtr>
            <mtr>
              <mtd>
                <msubsup>
                  <mi>x</mi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o stretchy="false">…</mo>
              </mtd>
              <mtd>
                <msubsup>
                  <mi>x</mi>
                  <mn>2</mn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subsup>
                  <mi>x</mi>
                  <mn>1</mn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
			x_p ^(1) # dotslow # x_2 ^(1) # x_1 ^(1) # 1 ##
			x_p ^(2) # dotslow # x_2 ^(2) # x_1 ^(2) # 1 ##
			dotsvert # ~ # dotsvert # dotsvert # dotsvert ##
			x_p ^(n) # dotslow # x_2 ^(n) # x_1 ^(n) # 1
			}
	right )</annotation>
  </semantics>
</math>
</file>

<file path=Object 59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i>p</mi>
                </msub>
              </mtd>
            </mtr>
            <mtr>
              <mtd>
                <msub>
                  <mi>b</mi>
                  <mrow>
                    <mi>p</mi>
                    <mo stretchy="false">−</mo>
                    <mn>1</mn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b</mi>
                  <mn>0</mn>
                </msub>
              </mtd>
            </mtr>
          </mtable>
        </mrow>
        <mo fence="true" stretchy="true">)</mo>
      </mrow>
    </mrow>
    <annotation encoding="StarMath 5.0">%THETA = left (
		matrix { b_p ## b_{p-1} ## dotsvert ## b_0}
	right )</annotation>
  </semantics>
</math>
</file>

<file path=Object 6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ŷ</mi>
                    <mi>i</mi>
                  </msub>
                </mrow>
              </mrow>
              <mo fence="true" stretchy="false">)</mo>
            </mrow>
            <mn>²</mn>
          </mrow>
        </mrow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²</mn>
          </mrow>
        </mrow>
        <mo stretchy="false">=</mo>
        <mi>J</mi>
      </mrow>
      <mrow>
        <mo fence="true" stretchy="false">(</mo>
        <mrow>
          <mrow>
            <msub>
              <mi>b</mi>
              <mn>0</mn>
            </msub>
            <mi>,</mi>
            <msub>
              <mi>b</mi>
              <mn>1</mn>
            </msub>
          </mrow>
        </mrow>
        <mo fence="true" stretchy="false">)</mo>
      </mrow>
    </mrow>
    <annotation encoding="StarMath 5.0">MSE = {1}over{2n} sum from { { i = 0 } } to { n } { (y_i - ŷ_i)²} = {1}over{2n} sum from { { i = 0 } } to { n } { (b_0 + b_1 x_i - y_i)²} = J( b_0,b_1 )</annotation>
  </semantics>
</math>
</file>

<file path=Object 7/content.xml><?xml version="1.0" encoding="utf-8"?>
<math xmlns="http://www.w3.org/1998/Math/MathML" display="block">
  <semantics>
    <msub>
      <mi>b</mi>
      <mn>0</mn>
    </msub>
    <annotation encoding="StarMath 5.0">b_{0}

</annotation>
  </semantics>
</math>
</file>

<file path=Object 8/content.xml><?xml version="1.0" encoding="utf-8"?>
<math xmlns="http://www.w3.org/1998/Math/MathML" display="block">
  <semantics>
    <msub>
      <mi>b</mi>
      <mn>1</mn>
    </msub>
    <annotation encoding="StarMath 5.0">b_{1}
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